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dc02" officeooo:paragraph-rsid="0004dc02"/>
    </style:style>
    <style:style style:name="P2" style:family="paragraph" style:parent-style-name="Standard">
      <style:text-properties officeooo:rsid="0004dc02" officeooo:paragraph-rsid="0004dc02"/>
    </style:style>
    <style:style style:name="T1" style:family="text">
      <style:text-properties officeooo:rsid="00065a72"/>
    </style:style>
    <style:style style:name="T2" style:family="text">
      <style:text-properties officeooo:rsid="0007f3fb"/>
    </style:style>
    <style:style style:name="T3" style:family="text">
      <style:text-properties officeooo:rsid="0009dff5"/>
    </style:style>
    <style:style style:name="T4" style:family="text">
      <style:text-properties officeooo:rsid="000a6baf"/>
    </style:style>
    <style:style style:name="T5" style:family="text">
      <style:text-properties officeooo:rsid="000b5d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ab/>Realiza</text:span><text:span text:style-name="T2">d</text:span><text:span text:style-name="T1">o o levantamento de todo o processo relacionado a consulta e baixa de XML recebido nas contas de e-mail, </text:span><text:span text:style-name="T2">sendo elaborada duas documentações com fluxo do processo e especificação técnica, onde no primeiro documento foi relacionado todo o processo existente, detalhando os parâmetros e tabelas envolvidas. </text:span><text:span text:style-name="T3">Na documentação foi relacionado o processo utilizado para o acionamento da função e detalhando as funcionalidades das rotinas.</text:span></text:p>
      <text:p text:style-name="P1"><text:tab/><text:span text:style-name="T4">Na segunda documentação, foi gerado um nomo mapa de dados, demonstrando o novo modelo sugerido, de maneira que a rotina possa ser desenvolvida de maneira automática, sem a intervenção do usuário. No novo modelo proposto, será criada uma nova tabela, onde passa a ser realizado o registros das operações de comunicação com as contas de e-mail. </text:span><text:span text:style-name="T5">Foi elaborado um novo documento com a especificação técnica para apresentação para a diretoria.</text:span></text:p>
      <text:p text:style-name="P1"><text:tab/><text:span text:style-name="T5">Foi realizado o início do desenvolvimento da rotina para a comunicação com as contas de e-mail e integrar os arquivos XML enviados pelo fornecedor e integrado automaticamente no sistem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8T08:39:33.888404222</meta:creation-date>
    <dc:date>2021-10-28T15:32:53.739629491</dc:date>
    <meta:editing-duration>PT39M5S</meta:editing-duration>
    <meta:editing-cycles>5</meta:editing-cycles>
    <meta:generator>LibreOffice/7.0.4.2$Linux_X86_64 LibreOffice_project/dcf040e67528d9187c66b2379df5ea4407429775</meta:generator>
    <meta:document-statistic meta:table-count="0" meta:image-count="0" meta:object-count="0" meta:page-count="1" meta:paragraph-count="3" meta:word-count="163" meta:character-count="1065" meta:non-whitespace-character-count="902"/>
  </office:meta>
</office:document-meta>
</file>